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TakaoPGothic1" svg:font-family="TakaoPGothic" style:font-pitch="variable"/>
    <style:font-face style:name="Century" svg:font-family="Century" style:font-family-generic="roman" style:font-pitch="variable"/>
    <style:font-face style:name="Thorndale1" svg:font-family="Thorndale" style:font-family-generic="roman" style:font-pitch="variable"/>
    <style:font-face style:name="ヒラギノ角ゴ ProN W3" svg:font-family="'ヒラギノ角ゴ ProN W3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  <style:font-face style:name="ヒラギノ角ゴ ProN W31" svg:font-family="'ヒラギノ角ゴ ProN W3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2" fo:widows="2"/>
    </style:style>
    <style:style style:name="P2" style:family="paragraph" style:parent-style-name="Standard"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text-align="start" style:justify-single-word="false" fo:orphans="2" fo:widows="2"/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text-properties fo:font-size="16pt" fo:font-weight="bold" officeooo:paragraph-rsid="0008abb7" style:font-size-asian="16pt" style:font-weight-asian="bold" style:font-size-complex="16pt"/>
    </style:style>
    <style:style style:name="P5" style:family="paragraph" style:parent-style-name="Standard">
      <style:text-properties fo:font-size="16pt" fo:font-weight="bold" style:font-size-asian="16pt" style:font-weight-asian="bold" style:font-size-complex="16pt" fo:padding="0cm" fo:border="0.51pt solid #00000a"/>
    </style:style>
    <style:style style:name="P6" style:family="paragraph" style:parent-style-name="Standard">
      <style:paragraph-properties fo:text-align="start" style:justify-single-word="false" fo:orphans="2" fo:widows="2"/>
      <style:text-properties fo:font-size="16pt" fo:font-weight="bold" style:font-size-asian="16pt" style:font-weight-asian="bold" style:font-size-complex="16pt" fo:padding="0cm" fo:border="0.51pt solid #00000a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 fo:orphans="2" fo:widows="2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 style:master-page-name="Standard">
      <style:paragraph-properties fo:text-align="start" style:justify-single-word="false" fo:orphans="2" fo:widows="2" style:page-number="auto"/>
    </style:style>
    <style:style style:name="P10" style:family="paragraph" style:parent-style-name="Standard">
      <style:text-properties fo:font-size="16pt" fo:font-weight="bold" officeooo:paragraph-rsid="000a5d19" style:font-size-asian="16pt" style:font-weight-asian="bold" style:font-size-complex="16pt"/>
    </style:style>
    <style:style style:name="P11" style:family="paragraph" style:parent-style-name="Standard">
      <style:text-properties fo:font-size="16pt" fo:font-weight="normal" officeooo:rsid="000a5d19" officeooo:paragraph-rsid="000a5d19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paragraph-rsid="0008abb7" style:font-size-asian="16pt" style:font-weight-asian="normal" style:font-size-complex="16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officeooo:rsid="000798f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style:font-weight-complex="normal"/>
    </style:style>
    <style:style style:name="gr1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3.992cm" draw:shadow-offset-y="0cm" draw:shadow-color="#ff8080" draw:shadow-opacity="40%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6"><text:bookmark-start text:name="_GoBack"/>企画書</text:p>
      <text:p text:style-name="P3"><text:line-break/>　</text:p>
      <text:p text:style-name="P3"><text:bookmark-end text:name="_GoBack"/></text:p>
      <text:p text:style-name="P8">　・ブラウザ上で動く対戦型育成ゲーム</text:p>
      <text:p text:style-name="P8"/>
      <text:p text:style-name="P8"><draw:custom-shape text:anchor-type="paragraph" draw:z-index="0" draw:style-name="gr1" draw:text-style-name="P13" svg:width="17.64cm" svg:height="8.822cm" svg:x="-49.299cm" svg:y="-57.817cm"><text:p/>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　・数ターンの育成期間で自分のキャラをより強くし、育てたキャラクターで対戦します</text:p>
      <text:p text:style-name="P8"/>
      <text:p text:style-name="P3">　<text:span text:style-name="T2">・育成は手動 対戦は自動</text:span></text:p>
      <text:p text:style-name="P3"/>
      <text:p text:style-name="P3">　<text:span text:style-name="T2">・複数のジョブから選んで育てます（初期のステータスが変動します）</text:span></text:p>
      <text:p text:style-name="P3"/>
      <text:p text:style-name="P3"/>
      <text:p text:style-name="P3"/>
      <text:p text:style-name="P3"/>
      <text:p text:style-name="P5">企画書 詳細</text:p>
      <text:p text:style-name="P10">開発手法</text:p>
      <text:p text:style-name="P4"><text:s/></text:p>
      <text:p text:style-name="P12"><text:span text:style-name="T3"><text:tab/></text:span></text:p>
      <text:p text:style-name="P2"/>
      <text:p text:style-name="P2"/>
      <text:p text:style-name="P2">開発のために必要な技術</text:p>
      <text:p text:style-name="P2"/>
      <text:p text:style-name="P7">・<text:span text:style-name="T1">Python3</text:span></text:p>
      <text:p text:style-name="P2"/>
      <text:p text:style-name="P2"/>
      <text:p text:style-name="P2"/>
      <text:p text:style-name="P2">機能構成，担当</text:p>
      <text:p text:style-name="P11"/>
      <text:p text:style-name="P11">ネットワーク担当 : 田中</text:p>
      <text:p text:style-name="P11"/>
      <text:p text:style-name="P11">ゲームシステム担当 : 吉野</text:p>
      <text:p text:style-name="P11"/>
      <text:p text:style-name="P11">ゲームデザイン担当 : 高橋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TakaoPGothic1" svg:font-family="TakaoPGothic" style:font-pitch="variable"/>
    <style:font-face style:name="Century" svg:font-family="Century" style:font-family-generic="roman" style:font-pitch="variable"/>
    <style:font-face style:name="Thorndale1" svg:font-family="Thorndale" style:font-family-generic="roman" style:font-pitch="variable"/>
    <style:font-face style:name="ヒラギノ角ゴ ProN W3" svg:font-family="'ヒラギノ角ゴ ProN W3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  <style:font-face style:name="ヒラギノ角ゴ ProN W31" svg:font-family="'ヒラギノ角ゴ ProN W3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93cm" style:writing-mode="lr-tb"/>
      <style:text-properties style:use-window-font-color="true" style:font-name="Century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text-properties style:font-name="ヒラギノ角ゴ ProN W3" fo:font-family="'ヒラギノ角ゴ ProN W3'" style:font-family-generic="roman" style:font-pitch="variable" fo:font-size="9pt" style:font-name-asian="ヒラギノ角ゴ ProN W31" style:font-family-asian="'ヒラギノ角ゴ ProN W3'" style:font-family-generic-asian="system" style:font-pitch-asian="variable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693cm" fo:margin-right="0cm" fo:text-indent="0cm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吹き出し_20__28_文字_29_" style:display-name="吹き出し (文字)" style:family="text" style:parent-style-name="Default_20_Paragraph_20_Font">
      <style:text-properties style:font-name="ヒラギノ角ゴ ProN W3" fo:font-family="'ヒラギノ角ゴ ProN W3'" style:font-family-generic="roman" style:font-pitch="variable" fo:font-size="9pt" style:font-name-asian="ヒラギノ角ゴ ProN W31" style:font-family-asian="'ヒラギノ角ゴ ProN W3'" style:font-family-generic-asian="system" style:font-pitch-asian="variable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ＭＳ ゴシック" style:font-family-asian="'ＭＳ ゴシック'" style:font-family-generic-asian="system" style:font-pitch-asian="variable" style:font-name-complex="TakaoPGothic" style:font-family-complex="TakaoPGothic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・" text:bullet-char="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ＭＳ ゴシック'" style:font-family-generic="swis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" text:bullet-char="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" text:bullet-char="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" text:bullet-char="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0.751cm" fo:margin-left="0.501cm" fo:margin-right="0.487cm" style:writing-mode="lr-tb" style:layout-grid-color="#c0c0c0" style:layout-grid-lines="39" style:layout-grid-base-height="0.423cm" style:layout-grid-ruby-height="0.28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da</meta:initial-creator>
    <meta:editing-cycles>6</meta:editing-cycles>
    <meta:creation-date>2015-09-30T12:46:00</meta:creation-date>
    <dc:date>2016-07-12T14:20:06.777234865</dc:date>
    <meta:editing-duration>PT15M23S</meta:editing-duration>
    <meta:generator>LibreOffice/4.2.8.2$Linux_x86 LibreOffice_project/420m0$Build-2</meta:generator>
    <meta:document-statistic meta:table-count="0" meta:image-count="0" meta:object-count="0" meta:page-count="2" meta:paragraph-count="16" meta:word-count="166" meta:character-count="188" meta:non-whitespace-character-count="17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